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9632" officeooo:paragraph-rsid="00199632"/>
    </style:style>
    <style:style style:name="P2" style:family="paragraph" style:parent-style-name="Standard">
      <style:paragraph-properties fo:text-align="start" style:justify-single-word="false"/>
      <style:text-properties officeooo:rsid="001f770e" officeooo:paragraph-rsid="001f770e"/>
    </style:style>
    <style:style style:name="P3" style:family="paragraph" style:parent-style-name="Standard">
      <style:paragraph-properties fo:text-align="start" style:justify-single-word="false"/>
      <style:text-properties officeooo:rsid="0020afcf" officeooo:paragraph-rsid="0020afcf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99632" officeooo:paragraph-rsid="0019963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ae031" officeooo:paragraph-rsid="001ae03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c0565" officeooo:paragraph-rsid="001c0565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45c2" officeooo:paragraph-rsid="001d45c2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f7636" officeooo:paragraph-rsid="001f763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f770e" officeooo:paragraph-rsid="001f770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0afcf" officeooo:paragraph-rsid="0020afcf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7a10d" officeooo:paragraph-rsid="0027a10d"/>
    </style:style>
    <style:style style:name="P12" style:family="paragraph" style:parent-style-name="Standard">
      <style:paragraph-properties fo:text-align="start" style:justify-single-word="false"/>
      <style:text-properties officeooo:rsid="0027a10d" officeooo:paragraph-rsid="0027a10d"/>
    </style:style>
    <style:style style:name="T1" style:family="text">
      <style:text-properties officeooo:rsid="0024f3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 To C++ And Algorithms</text:p>
      <text:p text:style-name="P1"/>
      <text:list xml:id="list3044055119104678635" text:style-name="L1">
        <text:list-item>
          <text:p text:style-name="P4">Intro (1.5 hrs)</text:p>
          <text:list>
            <text:list-item>
              <text:p text:style-name="P4">Introduction to C++ (hello world, comparison to Python)</text:p>
            </text:list-item>
            <text:list-item>
              <text:p text:style-name="P5">I/O with cin and cout</text:p>
            </text:list-item>
            <text:list-item>
              <text:p text:style-name="P5">Types</text:p>
            </text:list-item>
          </text:list>
        </text:list-item>
        <text:list-item>
          <text:p text:style-name="P5">Loops and Number Systems</text:p>
          <text:list>
            <text:list-item>
              <text:p text:style-name="P4">Decimal, binary, and hexadecimal</text:p>
            </text:list-item>
            <text:list-item>
              <text:p text:style-name="P4">Binary fractions</text:p>
            </text:list-item>
            <text:list-item>
              <text:p text:style-name="P5">“for” and “while” loops in C++</text:p>
            </text:list-item>
          </text:list>
        </text:list-item>
        <text:list-item>
          <text:p text:style-name="P6">Strings, Functions, and Pointers</text:p>
          <text:list>
            <text:list-item>
              <text:p text:style-name="P6">Writing our own functions</text:p>
            </text:list-item>
            <text:list-item>
              <text:p text:style-name="P6">Passing pointers as function parameters</text:p>
            </text:list-item>
            <text:list-item>
              <text:p text:style-name="P6">Using strings with cin and getline()</text:p>
            </text:list-item>
          </text:list>
        </text:list-item>
        <text:list-item>
          <text:p text:style-name="P6">Arrays and Vectors</text:p>
          <text:list>
            <text:list-item>
              <text:p text:style-name="P6">Static arrays</text:p>
            </text:list-item>
            <text:list-item>
              <text:p text:style-name="P6">Dynamic arrays</text:p>
            </text:list-item>
            <text:list-item>
              <text:p text:style-name="P6">The vector class</text:p>
            </text:list-item>
          </text:list>
        </text:list-item>
        <text:list-item>
          <text:p text:style-name="P7">Algorithms – Sorting</text:p>
          <text:list>
            <text:list-item>
              <text:p text:style-name="P7">Insertion Sort</text:p>
            </text:list-item>
            <text:list-item>
              <text:p text:style-name="P7">Bubble Sort</text:p>
            </text:list-item>
          </text:list>
        </text:list-item>
        <text:list-item>
          <text:p text:style-name="P7">The Preprocessor</text:p>
          <text:list>
            <text:list-item>
              <text:p text:style-name="P7">#define and #include</text:p>
            </text:list-item>
            <text:list-item>
              <text:p text:style-name="P7">#define macro usage</text:p>
            </text:list-item>
            <text:list-item>
              <text:p text:style-name="P7">Words of warning</text:p>
            </text:list-item>
          </text:list>
        </text:list-item>
        <text:list-item>
          <text:p text:style-name="P8">Structs and Classes</text:p>
          <text:list>
            <text:list-item>
              <text:p text:style-name="P8">Defining and using structs</text:p>
            </text:list-item>
            <text:list-item>
              <text:p text:style-name="P8">Defining and using classes</text:p>
            </text:list-item>
          </text:list>
        </text:list-item>
        <text:list-item>
          <text:p text:style-name="P9">Operator Overloading</text:p>
          <text:list>
            <text:list-item>
              <text:p text:style-name="P9">Constructors</text:p>
            </text:list-item>
            <text:list-item>
              <text:p text:style-name="P9">Function overloading</text:p>
            </text:list-item>
            <text:list-item>
              <text:p text:style-name="P9">Operator overloading</text:p>
            </text:list-item>
          </text:list>
        </text:list-item>
        <text:list-item>
          <text:p text:style-name="P10">Recursion</text:p>
          <text:list>
            <text:list-item>
              <text:p text:style-name="P10">The relationship between loops and recursion</text:p>
            </text:list-item>
            <text:list-item>
              <text:p text:style-name="P10">Solving a common recursive problem (<text:span text:style-name="T1">f</text:span>actorial)</text:p>
            </text:list-item>
            <text:list-item>
              <text:p text:style-name="P11">Generating the Fibonacci series</text:p>
            </text:list-item>
          </text:list>
        </text:list-item>
      </text:list>
      <text:p text:style-name="P12"/>
      <text:p text:style-name="P3"/>
      <text:p text:style-name="P2"/>
      <text:list xml:id="list111725406521587" text:continue-numbering="true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06:41.374230000</meta:creation-date>
    <dc:date>2016-12-09T11:17:24.897538000</dc:date>
    <meta:editing-duration>PT1H52S</meta:editing-duration>
    <meta:editing-cycles>1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35" meta:word-count="153" meta:character-count="875" meta:non-whitespace-character-count="790"/>
  </office:meta>
</office:document-meta>
</file>